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b99a" officeooo:paragraph-rsid="0015b99a"/>
    </style:style>
    <style:style style:name="P2" style:family="paragraph" style:parent-style-name="Standard">
      <style:text-properties officeooo:rsid="00174d99" officeooo:paragraph-rsid="00174d99"/>
    </style:style>
    <style:style style:name="P3" style:family="paragraph" style:parent-style-name="Standard">
      <style:text-properties officeooo:rsid="00174d99" officeooo:paragraph-rsid="0016e0e2"/>
    </style:style>
    <style:style style:name="P4" style:family="paragraph" style:parent-style-name="Standard">
      <style:paragraph-properties fo:text-align="center" style:justify-single-word="false"/>
      <style:text-properties officeooo:rsid="00174d99" officeooo:paragraph-rsid="001b2c99"/>
    </style:style>
    <style:style style:name="P5" style:family="paragraph" style:parent-style-name="Standard">
      <style:text-properties officeooo:rsid="001b2c99" officeooo:paragraph-rsid="001b2c99"/>
    </style:style>
    <style:style style:name="P6" style:family="paragraph" style:parent-style-name="Standard">
      <style:paragraph-properties fo:text-align="center" style:justify-single-word="false"/>
      <style:text-properties officeooo:rsid="0023aac2" officeooo:paragraph-rsid="0023aac2"/>
    </style:style>
    <style:style style:name="P7" style:family="paragraph" style:parent-style-name="Standard">
      <style:paragraph-properties fo:text-align="center" style:justify-single-word="false"/>
      <style:text-properties officeooo:rsid="0023aac2" officeooo:paragraph-rsid="00379cd3"/>
    </style:style>
    <style:style style:name="P8" style:family="paragraph" style:parent-style-name="Standard">
      <style:paragraph-properties fo:text-align="start" style:justify-single-word="false"/>
      <style:text-properties officeooo:rsid="0023aac2" officeooo:paragraph-rsid="0023aac2"/>
    </style:style>
    <style:style style:name="P9" style:family="paragraph" style:parent-style-name="Standard">
      <style:text-properties officeooo:rsid="0025358c" officeooo:paragraph-rsid="0025358c"/>
    </style:style>
    <style:style style:name="P10" style:family="paragraph" style:parent-style-name="Standard">
      <style:text-properties fo:font-size="16pt" officeooo:rsid="00174d99" officeooo:paragraph-rsid="00174d99" style:font-size-asian="16pt" style:font-size-complex="16pt"/>
    </style:style>
    <style:style style:name="P11" style:family="paragraph" style:parent-style-name="Standard">
      <style:text-properties fo:font-size="16pt" officeooo:rsid="001e936f" officeooo:paragraph-rsid="001e936f" style:font-size-asian="16pt" style:font-size-complex="16pt"/>
    </style:style>
    <style:style style:name="P12" style:family="paragraph" style:parent-style-name="Standard">
      <style:text-properties fo:font-size="16pt" officeooo:rsid="0015b99a" officeooo:paragraph-rsid="0015b99a" style:font-size-asian="16pt" style:font-size-complex="16pt"/>
    </style:style>
    <style:style style:name="P13" style:family="paragraph" style:parent-style-name="Standard">
      <style:text-properties fo:font-size="16pt" officeooo:rsid="001f0609" officeooo:paragraph-rsid="001f0609" style:font-size-asian="16pt" style:font-size-complex="16pt"/>
    </style:style>
    <style:style style:name="P14" style:family="paragraph" style:parent-style-name="Standard">
      <style:text-properties fo:font-size="16pt" officeooo:rsid="0025358c" officeooo:paragraph-rsid="0025358c" style:font-size-asian="16pt" style:font-size-complex="16pt"/>
    </style:style>
    <style:style style:name="P15" style:family="paragraph" style:parent-style-name="Standard">
      <style:text-properties fo:font-size="16pt" officeooo:rsid="0025358c" officeooo:paragraph-rsid="0025499f" style:font-size-asian="16pt" style:font-size-complex="16pt"/>
    </style:style>
    <style:style style:name="P16" style:family="paragraph" style:parent-style-name="Standard">
      <style:text-properties fo:font-size="16pt" officeooo:rsid="0025358c" officeooo:paragraph-rsid="00379cd3" style:font-size-asian="16pt" style:font-size-complex="16pt"/>
    </style:style>
    <style:style style:name="P17" style:family="paragraph" style:parent-style-name="Standard">
      <style:text-properties fo:font-size="16pt" officeooo:rsid="0025499f" officeooo:paragraph-rsid="0025499f" style:font-size-asian="16pt" style:font-size-complex="16pt"/>
    </style:style>
    <style:style style:name="P18" style:family="paragraph" style:parent-style-name="Standard">
      <style:text-properties fo:font-size="16pt" officeooo:rsid="00379cd3" officeooo:paragraph-rsid="00379cd3" style:font-size-asian="16pt" style:font-size-complex="16pt"/>
    </style:style>
    <style:style style:name="P19" style:family="paragraph" style:parent-style-name="Standard">
      <style:text-properties fo:font-size="16pt" officeooo:rsid="003a18c4" officeooo:paragraph-rsid="003a18c4" style:font-size-asian="16pt" style:font-size-complex="16pt"/>
    </style:style>
    <style:style style:name="P20" style:family="paragraph" style:parent-style-name="Standard">
      <style:text-properties fo:font-size="16pt" officeooo:rsid="003ddc9c" officeooo:paragraph-rsid="003ddc9c" style:font-size-asian="16pt" style:font-size-complex="16pt"/>
    </style:style>
    <style:style style:name="P21" style:family="paragraph" style:parent-style-name="Standard">
      <style:text-properties fo:font-size="16pt" officeooo:rsid="004620a8" officeooo:paragraph-rsid="004620a8" style:font-size-asian="16pt" style:font-size-complex="16pt"/>
    </style:style>
    <style:style style:name="P22" style:family="paragraph" style:parent-style-name="Standard">
      <style:text-properties fo:font-size="16pt" officeooo:rsid="0018a5fd" officeooo:paragraph-rsid="0018a5fd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1b2c99" officeooo:paragraph-rsid="002c69b7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2c69b7" officeooo:paragraph-rsid="002c69b7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normal" officeooo:rsid="003cd505" officeooo:paragraph-rsid="003cd505" style:font-size-asian="16pt" style:font-weight-asian="normal" style:font-size-complex="16pt" style:font-weight-complex="normal"/>
    </style:style>
    <style:style style:name="P26" style:family="paragraph" style:parent-style-name="Standard">
      <style:text-properties fo:font-size="16pt" fo:font-weight="normal" officeooo:rsid="00412916" officeooo:paragraph-rsid="001e936f" style:font-size-asian="16pt" style:font-weight-asian="normal" style:font-size-complex="16pt" style:font-weight-complex="normal"/>
    </style:style>
    <style:style style:name="P27" style:family="paragraph" style:parent-style-name="Standard">
      <style:text-properties officeooo:rsid="0025499f" officeooo:paragraph-rsid="0025499f"/>
    </style:style>
    <style:style style:name="P28" style:family="paragraph" style:parent-style-name="Standard">
      <style:paragraph-properties fo:text-align="center" style:justify-single-word="false"/>
      <style:text-properties fo:font-size="18pt" officeooo:rsid="00275c24" officeooo:paragraph-rsid="00275c24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23aac2" officeooo:paragraph-rsid="0023aac2" style:font-weight-asian="bold" style:font-weight-complex="bold"/>
    </style:style>
    <style:style style:name="P30" style:family="paragraph" style:parent-style-name="Standard">
      <style:text-properties officeooo:rsid="002af439" officeooo:paragraph-rsid="002af439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c69b7" officeooo:paragraph-rsid="002c69b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b2c99" officeooo:paragraph-rsid="002e32bb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6pt" officeooo:rsid="00422a1e" officeooo:paragraph-rsid="004620a8" style:font-size-asian="16pt" style:font-size-complex="16pt"/>
    </style:style>
    <style:style style:name="P34" style:family="paragraph" style:parent-style-name="Standard">
      <style:text-properties fo:font-size="16pt" officeooo:rsid="001f0609" officeooo:paragraph-rsid="001f0609" style:font-size-asian="16pt" style:font-size-complex="16pt"/>
    </style:style>
    <style:style style:name="P35" style:family="paragraph" style:parent-style-name="Standard">
      <style:paragraph-properties fo:text-align="center" style:justify-single-word="false"/>
      <style:text-properties fo:font-size="16pt" officeooo:rsid="00304447" officeooo:paragraph-rsid="0030444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fo:font-size="16pt" officeooo:rsid="004b30fa" officeooo:paragraph-rsid="004b30fa" style:font-size-asian="16pt" style:font-size-complex="16pt"/>
    </style:style>
    <style:style style:name="P37" style:family="paragraph" style:parent-style-name="Standard">
      <style:text-properties fo:font-size="16pt" officeooo:rsid="0025358c" officeooo:paragraph-rsid="0025499f" style:font-size-asian="16pt" style:font-size-complex="16pt"/>
    </style:style>
    <style:style style:name="P38" style:family="paragraph" style:parent-style-name="Standard">
      <style:text-properties fo:font-size="16pt" fo:font-weight="normal" officeooo:rsid="004620a8" officeooo:paragraph-rsid="004636c0" style:font-size-asian="16pt" style:font-weight-asian="normal" style:font-size-complex="16pt" style:font-weight-complex="normal"/>
    </style:style>
    <style:style style:name="P39" style:family="paragraph" style:parent-style-name="Standard">
      <style:text-properties fo:font-size="16pt" fo:font-weight="normal" officeooo:rsid="004636c0" officeooo:paragraph-rsid="00478eaa" style:font-size-asian="16pt" style:font-weight-asian="normal" style:font-size-complex="16pt" style:font-weight-complex="normal"/>
    </style:style>
    <style:style style:name="P40" style:family="paragraph" style:parent-style-name="Standard">
      <style:text-properties fo:font-size="16pt" fo:font-weight="normal" officeooo:rsid="004a3968" officeooo:paragraph-rsid="004a3968" style:font-size-asian="16pt" style:font-weight-asian="normal" style:font-size-complex="16pt" style:font-weight-complex="normal"/>
    </style:style>
    <style:style style:name="P41" style:family="paragraph" style:parent-style-name="Standard">
      <style:text-properties fo:font-size="16pt" fo:font-weight="normal" officeooo:rsid="003f99f7" officeooo:paragraph-rsid="004a3968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2916" style:font-weight-asian="bold" style:font-weight-complex="bold"/>
    </style:style>
    <style:style style:name="T3" style:family="text">
      <style:text-properties fo:font-weight="bold" officeooo:rsid="004620a8" style:font-weight-asian="bold" style:font-weight-complex="bold"/>
    </style:style>
    <style:style style:name="T4" style:family="text">
      <style:text-properties officeooo:rsid="001f060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22ae4" style:font-style-asian="italic" style:font-style-complex="italic"/>
    </style:style>
    <style:style style:name="T7" style:family="text">
      <style:text-properties fo:font-style="italic" officeooo:rsid="00521346" style:font-style-asian="italic" style:font-style-complex="italic"/>
    </style:style>
    <style:style style:name="T8" style:family="text">
      <style:text-properties officeooo:rsid="0020cd1f"/>
    </style:style>
    <style:style style:name="T9" style:family="text">
      <style:text-properties officeooo:rsid="00222ae4"/>
    </style:style>
    <style:style style:name="T10" style:family="text">
      <style:text-properties officeooo:rsid="0025499f"/>
    </style:style>
    <style:style style:name="T11" style:family="text">
      <style:text-properties officeooo:rsid="00296fb7"/>
    </style:style>
    <style:style style:name="T12" style:family="text">
      <style:text-properties officeooo:rsid="00298a37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25499f" style:font-size-asian="16pt" style:font-size-complex="16pt"/>
    </style:style>
    <style:style style:name="T15" style:family="text">
      <style:text-properties fo:font-size="16pt" officeooo:rsid="0039640b" style:font-size-asian="16pt" style:font-size-complex="16pt"/>
    </style:style>
    <style:style style:name="T16" style:family="text">
      <style:text-properties fo:font-size="16pt" officeooo:rsid="00509348" style:font-size-asian="16pt" style:font-size-complex="16pt"/>
    </style:style>
    <style:style style:name="T17" style:family="text">
      <style:text-properties officeooo:rsid="002fc88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25499f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3365f8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35d1d6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379cd3" style:font-size-asian="14pt" style:font-weight-asian="bold" style:font-size-complex="14pt" style:font-weight-complex="bold"/>
    </style:style>
    <style:style style:name="T23" style:family="text">
      <style:text-properties fo:font-size="14pt" fo:font-weight="normal" officeooo:rsid="00379cd3" style:font-size-asian="14pt" style:font-weight-asian="normal" style:font-size-complex="14pt" style:font-weight-complex="normal"/>
    </style:style>
    <style:style style:name="T24" style:family="text">
      <style:text-properties officeooo:rsid="003a2f84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3c2a4e"/>
    </style:style>
    <style:style style:name="T27" style:family="text">
      <style:text-properties officeooo:rsid="003cd50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412916" style:font-weight-asian="normal" style:font-weight-complex="normal"/>
    </style:style>
    <style:style style:name="T30" style:family="text">
      <style:text-properties fo:font-weight="normal" officeooo:rsid="004e2007" style:font-weight-asian="normal" style:font-weight-complex="normal"/>
    </style:style>
    <style:style style:name="T31" style:family="text">
      <style:text-properties officeooo:rsid="00412916"/>
    </style:style>
    <style:style style:name="T32" style:family="text">
      <style:text-properties officeooo:rsid="004620a8"/>
    </style:style>
    <style:style style:name="T33" style:family="text">
      <style:text-properties officeooo:rsid="0045307c"/>
    </style:style>
    <style:style style:name="T34" style:family="text">
      <style:text-properties officeooo:rsid="0048d98d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22pt" officeooo:rsid="00412916" style:font-size-asian="22pt" style:font-size-complex="22pt"/>
    </style:style>
    <style:style style:name="T37" style:family="text">
      <style:text-properties fo:font-size="22pt" officeooo:rsid="0025499f" style:font-size-asian="22pt" style:font-size-complex="22pt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font-size="22pt" fo:font-weight="bold" officeooo:rsid="00412916" style:font-size-asian="22pt" style:font-weight-asian="bold" style:font-size-complex="22pt" style:font-weight-complex="bold"/>
    </style:style>
    <style:style style:name="T40" style:family="text">
      <style:text-properties fo:font-size="22pt" fo:font-weight="bold" officeooo:rsid="0025499f" style:font-size-asian="22pt" style:font-weight-asian="bold" style:font-size-complex="22pt" style:font-weight-complex="bold"/>
    </style:style>
    <style:style style:name="T41" style:family="text">
      <style:text-properties officeooo:rsid="0050f5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Departamento de Informática</text:p>
      <text:p text:style-name="P31">I.E.S. “El Rincón”</text:p>
      <text:p text:style-name="P31">Las Palmas de Gran Canaria</text:p>
      <text:p text:style-name="P32"><text:span text:style-name="T27">3</text:span> de <text:span text:style-name="T27">Dic</text:span>iembre de 201<text:span text:style-name="T27">8</text:span></text:p>
      <text:p text:style-name="P23"/>
      <text:p text:style-name="P23">EXAMEN DE LA PRIMERA EVALUACION </text:p>
      <text:p text:style-name="P24">(JAVA EE)</text:p>
      <text:p text:style-name="P5"/>
      <text:p text:style-name="P4"/>
      <text:p text:style-name="P10">Importa <text:span text:style-name="T17">en Eclipse</text:span> el proyecto que se adjunta, <text:span text:style-name="T5">Examen</text:span><text:span text:style-name="T7">3Noviembre18</text:span><text:span text:style-name="T5">.zip</text:span></text:p>
      <text:p text:style-name="P10"/>
      <text:p text:style-name="P25">Para ello:</text:p>
      <text:p text:style-name="P25"/>
      <text:p text:style-name="P25"/>
      <text:p text:style-name="P25">1- <text:s/>Descomprimir el fichero Examen.zip. Dentro debe aparecer la carpeta .git o repositorio del proyecto. </text:p>
      <text:p text:style-name="P25"/>
      <text:p text:style-name="P25">2- <text:s/>File → Import → Projects from Git → Existing local repository</text:p>
      <text:p text:style-name="P25"/>
      <text:p text:style-name="P25"/>
      <text:p text:style-name="P25">Buscar el directorio .git anterior y avanzar hasta importar el proyecto. </text:p>
      <text:p text:style-name="P25">Comprobar que existe una primera versión, cuyo texto es “Versión inicial 3 de diciembre de 2018”.</text:p>
      <text:p text:style-name="P22"/>
      <text:p text:style-name="P20">Se hará una versión cada vez que se consiga un objetivo , <text:span text:style-name="T32">especificados más adelante, </text:span><text:s/>o cuando lo especifique el profesor. </text:p>
      <text:p text:style-name="P20"/>
      <text:p text:style-name="P21">Si lo consideras oportuno, puedes crear un fichero LEEME.txt a fin de comunicar lo que se quiera.</text:p>
      <text:p text:style-name="P33"/>
      <text:p text:style-name="P39">Para desarrollar los objetivos es obligatorio hacer las modificaciones sobre el proyecto que se aporta. Copiar, pegar y modificar lo necesario. <text:span text:style-name="T33">No incluir en el proyecto código innecesario.</text:span></text:p>
      <text:p text:style-name="P38"/>
      <text:p text:style-name="P40">Se debe entregar un backup de la base de datos, si se ha conseguido el objetivo 6.</text:p>
      <text:p text:style-name="P38"/>
      <text:p text:style-name="P41"><text:span text:style-name="T3">E</text:span><text:span text:style-name="T1">ntrega </text:span><text:span text:style-name="T3">d</text:span><text:span text:style-name="T1">el proyecto</text:span>: <text:s/>se debe comprimir en formato zip. Comprobar que dicho fichero contiene el proyecto con la carpeta .git.</text:p>
      <text:p text:style-name="P35"><text:span text:style-name="T1"/></text:p>
      <text:p text:style-name="P35"><text:span text:style-name="T1"/></text:p>
      <text:p text:style-name="P35"><text:soft-page-break/><text:span text:style-name="T1"/></text:p>
      <text:p text:style-name="P36"><text:span text:style-name="T28">Antes de empezar el examen, dedica unos minutos para ver en qué orden <text:s/>hacerlos. En principio, cada objetivo es independiente del resto, </text:span><text:span text:style-name="T30">teniendo </text:span><text:span text:style-name="T28"><text:s/>en cuenta el valor de cada objetivo.</text:span></text:p>
      <text:p text:style-name="P35"><text:span text:style-name="T1"/></text:p>
      <text:p text:style-name="P35"><text:span text:style-name="T1">OBJETIVOS</text:span></text:p>
      <text:p text:style-name="P11"/>
      <text:p text:style-name="P11"><text:span text:style-name="T39">1</text:span><text:span text:style-name="T38">. </text:span>El controlador del proyecto se debe llamar <text:span text:style-name="T1">ctrl</text:span><text:span text:style-name="T2">XYZ, </text:span><text:span text:style-name="T29">siendo XYZ tres letras elegidas al azar.</text:span></text:p>
      <text:p text:style-name="P26"/>
      <text:p text:style-name="P10"><text:span text:style-name="T39">2</text:span><text:span text:style-name="T38">.</text:span> En el módulo “<text:span text:style-name="T5">LefMenu.jsp</text:span>”, mostrar las categorías, usando JS<text:span text:style-name="T8">T</text:span>L/EL, <text:s/>pon<text:span text:style-name="T4">iéndo</text:span>las en un &lt;SELECT&gt;. Debe <text:s/>quedar visible el elemento seleccionado.</text:p>
      <text:p text:style-name="P12"/>
      <text:p text:style-name="P13"><text:span text:style-name="T39">3</text:span><text:span text:style-name="T38">.</text:span> Incorporar un enlace/botón de Login que muestre un formulario de Login. <text:span text:style-name="T9">Debe colocarse en el fichero “</text:span><text:span text:style-name="T6">TopMenu.jsp</text:span><text:span text:style-name="T9">”.</text:span></text:p>
      <text:p text:style-name="P13"/>
      <text:p text:style-name="P13"><text:span text:style-name="T39">4</text:span><text:span text:style-name="T38">.</text:span> Validar al usuario contra la tabla “usuarios” de la base de datos. <text:span text:style-name="T11">Si el usuario es correcto cargaremos la página xyz. En caso de error , se mostrará un mensaje apropiado, debajo del formulario.</text:span></text:p>
      <text:p text:style-name="P13"/>
      <text:p text:style-name="P14"><text:span text:style-name="T38">6.</text:span> Añadir un campo DateTime a la tabla “<text:span text:style-name="T34">orders</text:span>” <text:span text:style-name="T34">(facturas)</text:span>. Se debe poner la fecha/hora actual del sistema <text:span text:style-name="T10">en este campo de la tabla.</text:span></text:p>
      <text:p text:style-name="P14"/>
      <text:p text:style-name="P14"/>
      <text:p text:style-name="P14"><text:span text:style-name="T40">7</text:span><text:span text:style-name="T38">. </text:span>Cuando se reciba el formulario, validar <text:span text:style-name="T10">con el criterio</text:span> siguiente:</text:p>
      <text:p text:style-name="P14"/>
      <text:p text:style-name="P15"><text:span text:style-name="T10"><text:s text:c="6"/>7</text:span>.1. Numero tarjeta cr<text:span text:style-name="T10">é</text:span>dito: <text:s/><text:span text:style-name="T10">10 números</text:span></text:p>
      <text:p text:style-name="P15"><text:span text:style-name="T10"><text:s text:c="6"/>7</text:span>.2. Fecha vencimiento tarjeta cr<text:span text:style-name="T12">é</text:span>dito: <text:span text:style-name="T10">dd/mm (mm de 1 a 12 ,dd de 1 a 30)</text:span></text:p>
      <text:p text:style-name="P15"/>
      <text:p text:style-name="P17"><text:s text:c="2"/>Si hay errores, se mostrará el mensaje <text:s/>correspondiente, en caso contrario, se grabará la factura <text:span text:style-name="T11">con la fecha del sistema.</text:span></text:p>
      <text:p text:style-name="P9"><text:s text:c="5"/></text:p>
      <text:p text:style-name="P27"/>
      <text:p text:style-name="P30"><text:span text:style-name="T38">8</text:span><text:span text:style-name="T40">. </text:span><text:span text:style-name="T14"><text:s/></text:span><text:span text:style-name="T13">Cuando </text:span><text:span text:style-name="T15">no hayan elementos en el carro (principio y final)</text:span><text:span text:style-name="T13">, no debe aparecer el enlace con la imagen para mostrar el carro, ya que éste ha sido </text:span><text:soft-page-break/><text:span text:style-name="T13">borrado de la sesión. </text:span><text:span text:style-name="T16">Recuerda cómo invalidar una sesión desde la página de gestión de Tomcat.</text:span> <text:s/></text:p>
      <text:p text:style-name="P1"/>
      <text:p text:style-name="P18"><text:span text:style-name="T38">9.</text:span> <text:span text:style-name="T41">Validar </text:span><text:s/>las cantidades negativas <text:span text:style-name="T41">tecleadas</text:span> en el número de libros del carrito.</text:p>
      <text:p text:style-name="P16"/>
      <text:p text:style-name="P1"/>
      <text:p text:style-name="P19"><text:span text:style-name="T25">Nota</text:span>: tener en cuenta que la hoja de estilo (CSS) está referencia<text:span text:style-name="T26">da</text:span> con un nombre <text:span text:style-name="T26">absoluto</text:span> al contexto, así que si se cambia éste último, <text:s/>no <text:span text:style-name="T26">va a</text:span> cargarse dicho CSS. <text:span text:style-name="T24">Si no se corrigiera este fallo, restaría 0,5 puntos.</text:span></text:p>
      <text:p text:style-name="P1"/>
      <text:p text:style-name="P29">CALIFICACION DE CADA OBJETIVO </text:p>
      <text:p text:style-name="P6"/>
      <text:p text:style-name="P7">1. : <text:span text:style-name="T18">0,5 </text:span><text:s text:c="4"/>2.: <text:span text:style-name="T20">1</text:span> <text:s text:c="3"/>3.: <text:span text:style-name="T18">2</text:span> <text:s text:c="3"/>4.: <text:span text:style-name="T18">0,5</text:span> <text:s text:c="3"/>5.: <text:s/><text:span text:style-name="T21">1,5</text:span><text:span text:style-name="T18"> </text:span><text:s text:c="3"/><text:span text:style-name="T10">6.: </text:span><text:span text:style-name="T19"><text:s/>0,25</text:span><text:span text:style-name="T10"> <text:s text:c="4"/>7.1: <text:s/></text:span><text:span text:style-name="T19">1,5 </text:span><text:span text:style-name="T10"><text:s text:c="3"/>7.2 : </text:span><text:span text:style-name="T21">1,5</text:span><text:span text:style-name="T10"> <text:s text:c="4"/>8.: </text:span><text:span text:style-name="T19">1 <text:s text:c="3"/></text:span><text:span text:style-name="T23">9.:</text:span><text:span text:style-name="T19"> </text:span><text:span text:style-name="T22">0,25</text:span></text:p>
      <text:p text:style-name="P8"/>
      <text:p text:style-name="P8"/>
      <text:p text:style-name="P8"/>
      <text:p text:style-name="P8"/>
      <text:p text:style-name="P28"/>
      <text:p text:style-name="P28"/>
      <text:p text:style-name="P28"/>
      <text:p text:style-name="P28"/>
      <text:p text:style-name="P8"/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2:29:22.032000000</meta:creation-date>
    <dc:date>2018-11-30T13:48:06.879000000</dc:date>
    <meta:editing-duration>P4DT8H7M54S</meta:editing-duration>
    <meta:editing-cycles>56</meta:editing-cycles>
    <meta:generator>LibreOffice/5.0.3.2$Windows_x86 LibreOffice_project/e5f16313668ac592c1bfb310f4390624e3dbfb75</meta:generator>
    <meta:document-statistic meta:table-count="0" meta:image-count="0" meta:object-count="0" meta:page-count="3" meta:paragraph-count="34" meta:word-count="511" meta:character-count="3063" meta:non-whitespace-character-count="2513"/>
  </office:meta>
</office:document-meta>
</file>